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weight="normal" officeooo:rsid="0008fa9e" officeooo:paragraph-rsid="0008fa9e" style:font-weight-asian="normal" style:font-weight-complex="normal"/>
    </style:style>
    <style:style style:name="P2" style:family="paragraph" style:parent-style-name="Standard">
      <style:paragraph-properties fo:text-align="start" style:justify-single-word="false"/>
      <style:text-properties fo:font-weight="normal" officeooo:rsid="0008fa9e" officeooo:paragraph-rsid="000ca882" style:font-weight-asian="normal" style:font-weight-complex="normal"/>
    </style:style>
    <style:style style:name="P3" style:family="paragraph" style:parent-style-name="Standard">
      <style:paragraph-properties fo:text-align="start" style:justify-single-word="false"/>
      <style:text-properties fo:font-weight="normal" officeooo:paragraph-rsid="0008fa9e" style:font-weight-asian="normal" style:font-weight-complex="normal"/>
    </style:style>
    <style:style style:name="P4" style:family="paragraph" style:parent-style-name="Standard">
      <style:paragraph-properties fo:text-align="start" style:justify-single-word="false"/>
      <style:text-properties fo:font-weight="normal" officeooo:rsid="000a8915" officeooo:paragraph-rsid="000a8915" style:font-weight-asian="normal" style:font-weight-complex="normal"/>
    </style:style>
    <style:style style:name="P5" style:family="paragraph" style:parent-style-name="Standard">
      <style:paragraph-properties fo:text-align="start" style:justify-single-word="false"/>
      <style:text-properties fo:font-weight="normal" officeooo:rsid="000ca882" officeooo:paragraph-rsid="000ca882" style:font-weight-asian="normal" style:font-weight-complex="normal"/>
    </style:style>
    <style:style style:name="P6" style:family="paragraph" style:parent-style-name="Standard">
      <style:paragraph-properties fo:text-align="center" style:justify-single-word="false"/>
      <style:text-properties fo:font-size="32pt" fo:font-weight="bold" officeooo:rsid="0008fa9e" officeooo:paragraph-rsid="0008fa9e" style:font-size-asian="32pt" style:font-weight-asian="bold" style:font-size-complex="32pt" style:font-weight-complex="bold"/>
    </style:style>
    <style:style style:name="P7" style:family="paragraph" style:parent-style-name="Standard">
      <style:paragraph-properties fo:text-align="start" style:justify-single-word="false"/>
      <style:text-properties style:font-name="Liberation Serif1" fo:font-weight="normal" officeooo:rsid="000ca882" officeooo:paragraph-rsid="000ca882" style:font-name-asian="Noto Serif CJK SC" style:font-weight-asian="normal" style:font-name-complex="Noto Sans Devanagari" style:font-weight-complex="normal"/>
    </style:style>
    <style:style style:name="P8" style:family="paragraph" style:parent-style-name="Standard">
      <style:paragraph-properties fo:text-align="start" style:justify-single-word="false"/>
      <style:text-properties style:font-name="Liberation Serif1" fo:font-weight="normal" officeooo:rsid="000ca882" officeooo:paragraph-rsid="000a8915" style:font-name-asian="Noto Serif CJK SC" style:font-weight-asian="normal" style:font-name-complex="Noto Sans Devanagari" style:font-weight-complex="normal"/>
    </style:style>
    <style:style style:name="P9" style:family="paragraph" style:parent-style-name="Standard">
      <style:paragraph-properties fo:text-align="start" style:justify-single-word="false"/>
      <style:text-properties fo:font-size="11pt" fo:font-weight="normal" officeooo:rsid="0008fa9e" officeooo:paragraph-rsid="0008fa9e" style:font-size-asian="11pt" style:font-weight-asian="normal" style:font-size-complex="11pt" style:font-weight-complex="normal"/>
    </style:style>
    <style:style style:name="P10" style:family="paragraph" style:parent-style-name="Standard">
      <style:paragraph-properties fo:text-align="center" style:justify-single-word="false"/>
      <style:text-properties fo:font-size="22pt" fo:font-weight="bold" officeooo:rsid="0008fa9e" officeooo:paragraph-rsid="0008fa9e" style:font-size-asian="19.25pt" style:font-weight-asian="bold" style:font-size-complex="22pt" style:font-weight-complex="bold"/>
    </style:style>
    <style:style style:name="P11" style:family="paragraph" style:parent-style-name="Standard" style:list-style-name="L1">
      <style:paragraph-properties fo:text-align="start" style:justify-single-word="false"/>
      <style:text-properties fo:font-weight="normal" officeooo:rsid="0008fa9e" officeooo:paragraph-rsid="000ca882"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rsid="0008fa9e" officeooo:paragraph-rsid="000ca882" style:font-weight-asian="normal" style:font-weight-complex="normal"/>
    </style:style>
    <style:style style:name="T1" style:family="text">
      <style:text-properties officeooo:rsid="0008fa9e"/>
    </style:style>
    <style:style style:name="T2" style:family="text">
      <style:text-properties fo:font-size="12pt" officeooo:rsid="0008fa9e" style:font-size-asian="12pt" style:font-size-complex="12pt"/>
    </style:style>
    <style:style style:name="T3" style:family="text">
      <style:text-properties style:font-name="Liberation Serif1" officeooo:rsid="000a574b" style:font-name-asian="Liberation Serif1" style:font-name-complex="Liberation Serif1"/>
    </style:style>
    <style:style style:name="T4" style:family="text">
      <style:text-properties style:font-name="Liberation Serif1" officeooo:rsid="000e08e3" style:font-name-asian="Liberation Serif1" style:font-name-complex="Liberation Serif1"/>
    </style:style>
    <style:style style:name="T5" style:family="text">
      <style:text-properties style:font-name="Liberation Serif1" style:font-name-asian="Noto Serif CJK SC" style:font-name-complex="Noto Sans Devanagari"/>
    </style:style>
    <style:style style:name="T6" style:family="text">
      <style:text-properties style:font-name="Liberation Serif1" officeooo:rsid="000a574b" style:font-name-asian="Noto Serif CJK SC" style:font-name-complex="Noto Sans Devanagari"/>
    </style:style>
    <style:style style:name="T7" style:family="text">
      <style:text-properties style:font-name="Liberation Serif1" officeooo:rsid="000ca882" style:font-name-asian="Noto Serif CJK SC" style:font-name-complex="Noto Sans Devanagari"/>
    </style:style>
    <style:style style:name="T8" style:family="text">
      <style:text-properties fo:font-size="16pt" style:font-size-asian="16pt" style:font-size-complex="16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kanpage test file</text:p>
      <text:p text:style-name="P10"/>
      <text:p text:style-name="P3"><text:span text:style-name="T2">Skanpage is a multi-page scanning application. This is a test file in order to test the </text:span>optical character recognition <text:span text:style-name="T1">(OCR) feature of Skanpage. The OCR is provided by the tesseract library.</text:span></text:p>
      <text:p text:style-name="P1"/>
      <text:p text:style-name="P1"><text:span text:style-name="T8">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text:span><text:s/></text:p>
      <text:p text:style-name="P1"/>
      <text:p text:style-name="P9">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 iriure dolor in hendrerit in vulputate velit esse molestie consequat, vel illum dolore eu feugiat nulla facilisis asi enim ad minim veniam, quis nostrud exerci tation ullamcorper suscipit lobortis nisl ut aliquip ex ea commodo consequat. Duis autem vel eumt vero eros et accumsan et iusto odio dignissim qui blandit praesent luptatum zzril delenit augue duis dolore te feugait nulla facilisi. <text:s text:c="2"/></text:p>
      <text:p text:style-name="P3"/>
      <text:list xml:id="list1966942900" text:style-name="L1">
        <text:list-item>
          <text:p text:style-name="P11">Test1</text:p>
        </text:list-item>
        <text:list-item>
          <text:p text:style-name="P11">Test2</text:p>
        </text:list-item>
        <text:list-item>
          <text:p text:style-name="P11">Test3</text:p>
        </text:list-item>
        <text:list-item>
          <text:p text:style-name="P11">Test4</text:p>
        </text:list-item>
      </text:list>
      <text:p text:style-name="P2"/>
      <text:list xml:id="list1311427150" text:style-name="L2">
        <text:list-item>
          <text:p text:style-name="P12">Test1</text:p>
        </text:list-item>
        <text:list-item>
          <text:p text:style-name="P12">Test2</text:p>
        </text:list-item>
        <text:list-item>
          <text:p text:style-name="P12">Test3</text:p>
        </text:list-item>
        <text:list-item>
          <text:p text:style-name="P12">Test4</text:p>
        </text:list-item>
        <text:list-item>
          <text:p text:style-name="P12">Test5</text:p>
        </text:list-item>
      </text:list>
      <text:p text:style-name="P1"/>
      <text:p text:style-name="P1"><text:span text:style-name="T3">$</text:span><text:span text:style-name="T4">€</text:span><text:span text:style-name="T3">&amp;%!"',)-./ \] ^ [ : ; <text:s/>&lt; = &gt; ? _ } | {</text:span></text:p>
      <text:p text:style-name="P4"><text:span text:style-name="T5">0</text:span><text:span text:style-name="T6">1</text:span><text:span text:style-name="T5">23456789***</text:span></text:p>
      <text:p text:style-name="P7">+-=</text:p>
      <text:p text:style-name="P8">..</text:p>
      <text:p text:style-name="P8"/>
      <text:p text:style-name="P5"><text:span text:style-name="T7">Ü</text:span><text:span text:style-name="T5">ÖÄüöä</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1T12:33:31.522449580</meta:creation-date>
    <dc:date>2022-02-05T23:23:32.504984936</dc:date>
    <meta:editing-duration>PT25M58S</meta:editing-duration>
    <meta:editing-cycles>10</meta:editing-cycles>
    <meta:generator>LibreOffice/7.2.5.2$Linux_X86_64 LibreOffice_project/20$Build-2</meta:generator>
    <meta:document-statistic meta:table-count="0" meta:image-count="0" meta:object-count="0" meta:page-count="1" meta:paragraph-count="19" meta:word-count="347" meta:character-count="2040" meta:non-whitespace-character-count="1711"/>
  </office:meta>
</office:document-meta>
</file>